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80000017CBC684228.gi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style:text-position="super 58%"/>
    </style:style>
    <style:style style:name="T2" style:family="text">
      <style:text-properties style:font-name="Standard Symbols L"/>
    </style:style>
    <style:style style:name="T3" style:family="text">
      <style:text-properties style:text-position="sub 58%"/>
    </style:style>
    <style:style style:name="T4" style:family="text">
      <style:text-properties officeooo:rsid="00138548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10" style:data-style-name="N0">10</text:variable-set>: Friction</text:p>
      <text:p text:style-name="P2"/>
      <text:list xml:id="list8397880503562080943" text:style-name="L1">
        <text:list-item>
          <text:p text:style-name="P3">A man pushes a 5 kg box with a force of 20 N. <text:s/>The box accelerates at a rate of 1 m/s<text:span text:style-name="T1">2</text:span>.</text:p>
          <text:list>
            <text:list-item>
              <text:p text:style-name="P3">What is the force of friction on the box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00905081553696" text:continue-numbering="true" text:style-name="L1">
        <text:list-item>
          <text:list>
            <text:list-item>
              <text:p text:style-name="P3">What is the coefficient of friction between the box and the floor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00905826772486" text:continue-numbering="true" text:style-name="L1">
        <text:list-item>
          <text:p text:style-name="P3">You are pulling a 5 kg mass with a force of <text:span text:style-name="T4">27</text:span> N just before it starts moving. <text:s/>What is the coefficient of static friction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0905304173141" text:continue-numbering="true" text:style-name="L1">
        <text:list-item>
          <text:p text:style-name="P3">You are designing a bulldozer for the moon, and estimate the coefficient of friction for pushing lunar soil across the moon's surface to be 0.55. <text:s/>What is the minimum force that the engine should be able to exert to cause an acceleration of 0.25 m/s<text:span text:style-name="T1">2</text:span> for 2000 kg of lunar soil across a level part of the lunar surface? <text:s/>(On the moon, g=1.67 m/s<text:span text:style-name="T1">2</text:span>)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0903908034297" text:continue-numbering="true" text:style-name="L1">
        <text:list-item>
          <text:p text:style-name="P3">A 5 kg box is sliding across the floor with a velocity of 4 m/s. <text:s/><text:span text:style-name="T2">m</text:span><text:span text:style-name="T3">k</text:span> is 0.25. <text:s/>How far does the box go before coming to a stop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0905070554912" text:continue-numbering="true" text:style-name="L1">
        <text:list-item>
          <text:p text:style-name="P3"><text:soft-page-break/>Fabian has a mass of 70 kg. <text:s/></text:p>
          <text:list>
            <text:list-item>
              <text:p text:style-name="P3">What is his weight due to the earth’s gravity?</text:p>
            </text:list-item>
          </text:list>
        </text:list-item>
      </text:list>
      <text:p text:style-name="P1"/>
      <text:p text:style-name="P1"/>
      <text:p text:style-name="P1"/>
      <text:list xml:id="list200905056795215" text:continue-numbering="true" text:style-name="L1">
        <text:list-item>
          <text:list>
            <text:list-item>
              <text:p text:style-name="P3">He gets into an elevator that accelerates upward at 3 m/s<text:span text:style-name="T1">2</text:span>. <text:s/>What is his apparent weight inside the elevator.</text:p>
            </text:list-item>
          </text:list>
        </text:list-item>
      </text:list>
      <text:p text:style-name="P1"/>
      <text:p text:style-name="P1"/>
      <text:p text:style-name="P1"/>
      <text:list xml:id="list200905887513150" text:continue-numbering="true" text:style-name="L1">
        <text:list-item>
          <text:list>
            <text:list-item>
              <text:p text:style-name="P3">At the top of the building, he realizes that he got off on the wrong floor, and rides the elevator back down. <text:s/>If the elevator accelerates at 3 m/s<text:span text:style-name="T1">2</text:span> downward, what is his apparent weight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00905784377156" text:continue-numbering="true" text:style-name="L1">
        <text:list-item>
          <text:p text:style-name="P3">Evelyn is standing on a scale inside an elevator. <text:s/>When the elevator is not moving, the scale reads 500N. <text:s/></text:p>
          <text:list>
            <text:list-item>
              <text:p text:style-name="P3">What will the scale read when the elevator is accelerating upward at 7 m/s<text:span text:style-name="T1">2</text:span>? 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00904105925265" text:continue-numbering="true" text:style-name="L1">
        <text:list-item>
          <text:list>
            <text:list-item>
              <text:p text:style-name="P3">What will the scale read when the elevator is accelerating downward at 5 m/s<text:span text:style-name="T1">2</text:span>? 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200905890694690" text:continue-numbering="true" text:style-name="L1">
        <text:list-item>
          <text:p text:style-name="P3">Jennifer is on Mars (g<text:span text:style-name="T3">mars</text:span> = 3.72 m/s<text:span text:style-name="T1">2</text:span>), where her spaceship is about to take off. <text:s/>Jennifer’s mass is 45 kg. <text:s/></text:p>
          <text:list>
            <text:list-item>
              <text:p text:style-name="P3">What is Jennifer’s weight on earth? </text:p>
            </text:list-item>
          </text:list>
        </text:list-item>
      </text:list>
      <text:p text:style-name="P1"/>
      <text:p text:style-name="P1"/>
      <text:p text:style-name="P1"/>
      <text:list xml:id="list200904859645205" text:continue-numbering="true" text:style-name="L1">
        <text:list-item>
          <text:list>
            <text:list-item>
              <text:p text:style-name="P3">What is Jennifer’s weight on mars?</text:p>
            </text:list-item>
          </text:list>
        </text:list-item>
      </text:list>
      <text:p text:style-name="P1"/>
      <text:p text:style-name="P1"/>
      <text:p text:style-name="P1"/>
      <text:list xml:id="list200905837058351" text:continue-numbering="true" text:style-name="L1">
        <text:list-item>
          <text:list>
            <text:list-item>
              <text:p text:style-name="P3">What is Jennifer’s apparent weight as her spaceship accelerates upward at 15 m/s<text:span text:style-name="T1">2</text:span>?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0902in" svg:y="-0.3799in" svg:width="0.4098in" svg:height="0.8in" draw:z-index="1"><draw:image xlink:href="Pictures/10000000000000C80000017CBC684228.gif" xlink:type="simple" xlink:show="embed" xlink:actuate="onLoad"/></draw:frame> <text:s text:c="11"/>Name:<text:tab/><text:tab/><text:date style:data-style-name="N37" text:date-value="2012-11-12T07:05:49.000000278" text:fixed="true" text:date-adjust="PT24H00M00S">11/13/12</text:date></text:p>
      </style:header>
      <style:footer>
        <text:p text:style-name="Footer">2nd Nine Weeks<text:tab/><text:page-number text:select-page="current">2</text:page-number>/<text:page-count>2</text:page-count><text:tab/>Assignment <text:variable-get text:name="Assignment" style:data-style-name="N0">10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07:05:50</meta:creation-date>
    <meta:editing-duration>PT17M19S</meta:editing-duration>
    <meta:editing-cycles>17</meta:editing-cycles>
    <meta:generator>LibreOffice/4.1.2.3$Linux_X86_64 LibreOffice_project/410$Build-3</meta:generator>
    <dc:date>2013-11-11T20:09:03.793394208</dc:date>
    <dc:creator>Jonas Williamson</dc:creator>
    <meta:document-statistic meta:table-count="0" meta:image-count="1" meta:object-count="0" meta:page-count="2" meta:paragraph-count="20" meta:word-count="352" meta:character-count="1805" meta:non-whitespace-character-count="1457"/>
  </office:meta>
</office:document-meta>
</file>